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c16" officeooo:paragraph-rsid="0017bc16"/>
    </style:style>
    <style:style style:name="P2" style:family="paragraph" style:parent-style-name="Standard">
      <style:text-properties officeooo:rsid="001ca27a" officeooo:paragraph-rsid="001ca27a"/>
    </style:style>
    <style:style style:name="P3" style:family="paragraph" style:parent-style-name="Standard">
      <style:text-properties officeooo:rsid="001ed209" officeooo:paragraph-rsid="001ed209"/>
    </style:style>
    <style:style style:name="P4" style:family="paragraph" style:parent-style-name="Standard">
      <style:text-properties officeooo:rsid="002a7aaf" officeooo:paragraph-rsid="002a7aaf"/>
    </style:style>
    <style:style style:name="P5" style:family="paragraph" style:parent-style-name="Standard">
      <style:text-properties officeooo:rsid="004288a8" officeooo:paragraph-rsid="004288a8"/>
    </style:style>
    <style:style style:name="T1" style:family="text">
      <style:text-properties officeooo:rsid="0018b584"/>
    </style:style>
    <style:style style:name="T2" style:family="text">
      <style:text-properties officeooo:rsid="001a6e1e"/>
    </style:style>
    <style:style style:name="T3" style:family="text">
      <style:text-properties officeooo:rsid="001b5d1c"/>
    </style:style>
    <style:style style:name="T4" style:family="text">
      <style:text-properties officeooo:rsid="001c64e2"/>
    </style:style>
    <style:style style:name="T5" style:family="text">
      <style:text-properties officeooo:rsid="001cb6c7"/>
    </style:style>
    <style:style style:name="T6" style:family="text">
      <style:text-properties officeooo:rsid="001dc34b"/>
    </style:style>
    <style:style style:name="T7" style:family="text">
      <style:text-properties officeooo:rsid="001ed209"/>
    </style:style>
    <style:style style:name="T8" style:family="text">
      <style:text-properties officeooo:rsid="001f26a6"/>
    </style:style>
    <style:style style:name="T9" style:family="text">
      <style:text-properties officeooo:rsid="001fa6bd"/>
    </style:style>
    <style:style style:name="T10" style:family="text">
      <style:text-properties officeooo:rsid="001fc2de"/>
    </style:style>
    <style:style style:name="T11" style:family="text">
      <style:text-properties officeooo:rsid="0020a466"/>
    </style:style>
    <style:style style:name="T12" style:family="text">
      <style:text-properties officeooo:rsid="00210321"/>
    </style:style>
    <style:style style:name="T13" style:family="text">
      <style:text-properties officeooo:rsid="00228864"/>
    </style:style>
    <style:style style:name="T14" style:family="text">
      <style:text-properties officeooo:rsid="00234d06"/>
    </style:style>
    <style:style style:name="T15" style:family="text">
      <style:text-properties officeooo:rsid="0024bc36"/>
    </style:style>
    <style:style style:name="T16" style:family="text">
      <style:text-properties officeooo:rsid="0025b30f"/>
    </style:style>
    <style:style style:name="T17" style:family="text">
      <style:text-properties officeooo:rsid="00278a6b"/>
    </style:style>
    <style:style style:name="T18" style:family="text">
      <style:text-properties officeooo:rsid="0027ee90"/>
    </style:style>
    <style:style style:name="T19" style:family="text">
      <style:text-properties officeooo:rsid="002a7aaf"/>
    </style:style>
    <style:style style:name="T20" style:family="text">
      <style:text-properties officeooo:rsid="002c5d6d"/>
    </style:style>
    <style:style style:name="T21" style:family="text">
      <style:text-properties officeooo:rsid="002d8fc1"/>
    </style:style>
    <style:style style:name="T22" style:family="text">
      <style:text-properties officeooo:rsid="002f76d4"/>
    </style:style>
    <style:style style:name="T23" style:family="text">
      <style:text-properties officeooo:rsid="00314875"/>
    </style:style>
    <style:style style:name="T24" style:family="text">
      <style:text-properties officeooo:rsid="0032505e"/>
    </style:style>
    <style:style style:name="T25" style:family="text">
      <style:text-properties officeooo:rsid="0033d4eb"/>
    </style:style>
    <style:style style:name="T26" style:family="text">
      <style:text-properties officeooo:rsid="00347077"/>
    </style:style>
    <style:style style:name="T27" style:family="text">
      <style:text-properties officeooo:rsid="00353478"/>
    </style:style>
    <style:style style:name="T28" style:family="text">
      <style:text-properties officeooo:rsid="0036eac3"/>
    </style:style>
    <style:style style:name="T29" style:family="text">
      <style:text-properties officeooo:rsid="0037c85c"/>
    </style:style>
    <style:style style:name="T30" style:family="text">
      <style:text-properties officeooo:rsid="003afa78"/>
    </style:style>
    <style:style style:name="T31" style:family="text">
      <style:text-properties officeooo:rsid="003bbf6f"/>
    </style:style>
    <style:style style:name="T32" style:family="text">
      <style:text-properties officeooo:rsid="003df896"/>
    </style:style>
    <style:style style:name="T33" style:family="text">
      <style:text-properties officeooo:rsid="003e8545"/>
    </style:style>
    <style:style style:name="T34" style:family="text">
      <style:text-properties officeooo:rsid="00413b2c"/>
    </style:style>
    <style:style style:name="T35" style:family="text">
      <style:text-properties officeooo:rsid="0042b63b"/>
    </style:style>
    <style:style style:name="T36" style:family="text">
      <style:text-properties officeooo:rsid="004439ee"/>
    </style:style>
    <style:style style:name="T37" style:family="text">
      <style:text-properties officeooo:rsid="0045e42f"/>
    </style:style>
    <style:style style:name="T38" style:family="text">
      <style:text-properties officeooo:rsid="00476d7c"/>
    </style:style>
    <style:style style:name="T39" style:family="text">
      <style:text-properties officeooo:rsid="00484dc6"/>
    </style:style>
    <style:style style:name="T40" style:family="text">
      <style:text-properties officeooo:rsid="0048aba1"/>
    </style:style>
    <style:style style:name="T41" style:family="text">
      <style:text-properties officeooo:rsid="0049d281"/>
    </style:style>
    <style:style style:name="T42" style:family="text">
      <style:text-properties officeooo:rsid="004b1747"/>
    </style:style>
    <style:style style:name="T43" style:family="text">
      <style:text-properties officeooo:rsid="004b571e"/>
    </style:style>
    <style:style style:name="T44" style:family="text">
      <style:text-properties officeooo:rsid="004bf4f2"/>
    </style:style>
    <style:style style:name="T45" style:family="text">
      <style:text-properties officeooo:rsid="004d27c5"/>
    </style:style>
    <style:style style:name="T46" style:family="text">
      <style:text-properties officeooo:rsid="004ef9a5"/>
    </style:style>
    <style:style style:name="T47" style:family="text">
      <style:text-properties officeooo:rsid="004f8a21"/>
    </style:style>
    <style:style style:name="T48" style:family="text">
      <style:text-properties officeooo:rsid="0052cdeb"/>
    </style:style>
    <style:style style:name="T49" style:family="text">
      <style:text-properties officeooo:rsid="00539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irical Seed Transfer zones reflect the relationship between environmental factors <text:span text:style-name="T1">and</text:span> genotypes and how the <text:span text:style-name="T2">individual</text:span> phenotypes <text:span text:style-name="T2">respond.</text:span> eSTZs are inherently difficult to forecast in the absence of common garden studies under future climate conditions. <text:span text:style-name="T3">While tools such as XXX and XXX climate matche</text:span><text:span text:style-name="T4">r</text:span><text:span text:style-name="T3">s are able to predict the most suitable source locations for individual raster cells </text:span><text:span text:style-name="T4">under future scenarios, they can be difficult to feed with relevant covariates which most strongly influence an individual species distribution. However, these issues can be ameliorated using computational approaches. </text:span></text:p>
      <text:p text:style-name="P1"/>
      <text:p text:style-name="P3">In the case of an eSTZ, where populations have been classified based on either their phenotypic responses in common garden<text:span text:style-name="T17">s</text:span> (e.g. reciprocal transplants, common garden networks) <text:span text:style-name="T18">or via </text:span><text:span text:style-name="T19">loci</text:span>, than an individual ecological niche model (ENM, or species distribution model <text:s/>etc.) <text:span text:style-name="T8">can be fit for each cluster of populations </text:span><text:span text:style-name="T9">using interpolated climate variables from the experimental time period. Each group of populations is expected to have variations in </text:span><text:span text:style-name="T10">response to climate variables based on adaption to local climate conditions, </text:span><text:span text:style-name="T11">or on shared genetic history and suites of adaptive loci which they harbor. </text:span><text:span text:style-name="T12">If ENMs are fit under frameworks which allow for some interpretation </text:span><text:span text:style-name="T16">(e.g. LASSO regression)</text:span><text:span text:style-name="T12"> of their specific correlative covariates, </text:span><text:span text:style-name="T13">than these clusters can be subdivided, as warranted, </text:span><text:span text:style-name="T14">using hierarchal clustering </text:span><text:span text:style-name="T15">of beta-coefficients. </text:span></text:p>
      <text:p text:style-name="P3"/>
      <text:p text:style-name="P4"><text:span text:style-name="T21">The</text:span> <text:span text:style-name="T20">ENM model fit under current climate </text:span><text:span text:style-name="T22">can be predicted into future environmental space using a suite of </text:span><text:span text:style-name="T23">forecast </text:span><text:span text:style-name="T22">environmental covariates </text:span><text:span text:style-name="T24">under certain RCP <text:s/>pathways, </text:span><text:span text:style-name="T25">i.e. this same model can be predicted into a time period under </text:span><text:span text:style-name="T26">the same RCP pathway but with forecasts from different groups of researchers. Then all relevant model predictions can be </text:span><text:span text:style-name="T27">ensembled together </text:span><text:span text:style-name="T28">to predict the probability of suitable habitat for each </text:span><text:span text:style-name="T29">eSTZ cluster </text:span><text:span text:style-name="T30">for each individual </text:span><text:span text:style-name="T31">geographic </text:span><text:span text:style-name="T30">raster cell. </text:span><text:span text:style-name="T32">Each individual raster cell then has a prediction of the probability of suitable habitat </text:span><text:span text:style-name="T33">for all identified clusters, </text:span><text:span text:style-name="T34">under all future climate change scenarios (e.g. RCP 4.5, 2040-2060, and 2060-2080). </text:span></text:p>
      <text:p text:style-name="P4"/>
      <text:p text:style-name="P5">However, <text:span text:style-name="T36">many researchers posit the</text:span><text:span text:style-name="T35"> range of </text:span><text:span text:style-name="T37">environmental </text:span><text:span text:style-name="T35">variation over an individual eSTZ </text:span><text:span text:style-name="T36">is </text:span><text:span text:style-name="T38">generally quite great, </text:span><text:span text:style-name="T39">and that local is still best. </text:span><text:span text:style-name="T40">Using the sub-clusters identified by </text:span><text:span text:style-name="T41">the hierarchial clustering approach, </text:span><text:span text:style-name="T42">not only can a </text:span><text:span text:style-name="T43">individual ESTZ cluster be identified, but also clusters which may be more environmentally </text:span><text:span text:style-name="T44">predisposed for introduction to this environment. </text:span><text:span text:style-name="T45">Accordingly, for any individual raster a probability of </text:span><text:span text:style-name="T46">each </text:span><text:span text:style-name="T47">cluster being suitable for it, as well as the putative identification of environmentally based and geographically constrained clusters for it. </text:span><text:span text:style-name="T48">B</text:span><text:span text:style-name="T49">y keeping the environm</text:span></text:p>
      <text:p text:style-name="P1"/>
      <text:p text:style-name="P1"/>
      <text:p text:style-name="P1"/>
      <text:p text:style-name="P1"/>
      <text:p text:style-name="P2">The Seed transfer tools are built to incorporate <text:span text:style-name="T5">environmental variables and thresholds observed within the species. </text:span><text:span text:style-name="T6">By using an approach such as LASSO regression, which is able to model the predicted suitability of a species using a suite of covariates, which are subject to internal </text:span><text:span text:style-name="T7">re-weighing and recover beta-coefficients,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32:10.013304950</meta:creation-date>
    <dc:date>2025-04-02T16:26:15.330514500</dc:date>
    <meta:editing-duration>PT2H43M29S</meta:editing-duration>
    <meta:editing-cycles>58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52" meta:character-count="3071" meta:non-whitespace-character-count="2618"/>
  </office:meta>
</office:document-meta>
</file>